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P2" style:family="paragraph" style:parent-style-name="Standard">
      <style:text-properties officeooo:paragraph-rsid="000c1db0"/>
    </style:style>
    <style:style style:name="P3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5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color="#204a87" style:font-name="Liberation Sans" fo:font-size="18pt" style:text-underline-style="none" fo:font-weight="bold" officeooo:rsid="000fa789" officeooo:paragraph-rsid="003e1c7b" fo:background-color="transparent" style:font-size-asian="12pt" style:font-weight-asian="bold" style:font-name-complex="Lohit Devanagari1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204a87" style:font-name="Liberation Sans" fo:font-size="14pt" style:text-underline-style="none" fo:font-weight="bold" officeooo:rsid="003e6618" officeooo:paragraph-rsid="003e6618" fo:background-color="transparent" style:font-size-asian="12pt" style:font-weight-asian="bold" style:font-name-complex="Lohit Devanagari1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411057" officeooo:paragraph-rsid="00411057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db803" officeooo:paragraph-rsid="001db803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fo:font-size="12pt" style:text-underline-style="none" fo:font-weight="normal" officeooo:rsid="00434e8c" officeooo:paragraph-rsid="00434e8c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40072e" officeooo:paragraph-rsid="0040072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eca15" officeooo:paragraph-rsid="000fa789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4pt" officeooo:paragraph-rsid="001eca15" fo:background-color="transparent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16335d" style:font-name="Liberation Sans" fo:font-size="18pt" style:text-underline-style="none" fo:font-weight="bold" officeooo:rsid="000fa789" officeooo:paragraph-rsid="000a7932" fo:background-color="transparent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ff3333" style:font-name="Liberation Sans" fo:font-size="12pt" style:text-underline-style="none" fo:font-weight="normal" officeooo:rsid="0029b7e7" officeooo:paragraph-rsid="0029b7e7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411057" officeooo:paragraph-rsid="00411057" fo:background-color="transparent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40072e" officeooo:paragraph-rsid="00434e8c" fo:background-color="transparent"/>
    </style:style>
    <style:style style:name="P22" style:family="paragraph" style:parent-style-name="Heading_20_1">
      <style:paragraph-properties fo:text-align="justify" style:justify-single-word="false"/>
      <style:text-properties fo:color="#4e9a06" style:font-name="Liberation Sans" fo:font-size="16pt" officeooo:rsid="0040072e" officeooo:paragraph-rsid="0040072e" fo:background-color="transparent" style:font-size-asian="16pt" style:font-size-complex="16pt"/>
    </style:style>
    <style:style style:name="T1" style:family="text">
      <style:text-properties officeooo:rsid="003e6618"/>
    </style:style>
    <style:style style:name="T2" style:family="text">
      <style:text-properties fo:color="#000000"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color="#000000" style:font-name="Liberation Sans" fo:font-size="12pt" style:text-underline-style="none" fo:font-weight="normal" officeooo:rsid="0040e28c" style:font-size-asian="10.5pt" style:font-weight-asian="normal" style:font-size-complex="12pt" style:font-weight-complex="normal"/>
    </style:style>
    <style:style style:name="T4" style:family="text">
      <style:text-properties fo:color="#000000" style:font-name="Liberation Sans" fo:font-size="12pt" style:text-underline-style="none" fo:font-weight="normal" officeooo:rsid="0042c38c" style:font-size-asian="10.5pt" style:font-weight-asian="normal" style:font-size-complex="12pt" style:font-weight-complex="normal"/>
    </style:style>
    <style:style style:name="T5" style:family="text">
      <style:text-properties fo:color="#000000" style:font-name="Liberation Sans" fo:font-size="12pt" style:text-underline-style="none" fo:font-weight="normal" officeooo:rsid="00434e8c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ans" fo:font-size="12pt" style:text-underline-style="none" fo:font-weight="normal" fo:background-color="#ffff00" loext:char-shading-value="0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ans" fo:font-size="12pt" style:text-underline-style="none" fo:font-weight="normal" officeooo:rsid="00434e8c" fo:background-color="#ffff00" loext:char-shading-value="0" style:font-size-asian="10.5pt" style:font-weight-asian="normal" style:font-size-complex="12pt" style:font-weight-complex="normal"/>
    </style:style>
    <style:style style:name="T8" style:family="text">
      <style:text-properties officeooo:rsid="00434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0"><text:tab/><text:span text:style-name="T8">Schlitten/Palette freigeben</text:span></text:p>
      <text:p text:style-name="P11"/>
      <text:p text:style-name="P17"><text:bookmark-start text:name="__RefHeading___Toc730_77933981"/><text:bookmark-end text:name="__RefHeading___Toc730_77933981"/></text:p>
      <text:p text:style-name="P12">Der Anwender möchte eine Änderung bei Station „x“ sehen, wenn der Controller einen Befehl sendet <text:span text:style-name="T8">das ein Schlitten/Palette mit ID „x“ freigegeben wird.</text:span> </text:p>
      <text:p text:style-name="P19"/>
      <text:h text:style-name="P22" text:outline-level="1"><text:bookmark-start text:name="__RefHeading___Toc732_77933981"/>Akzeptanzkriterien<text:bookmark-end text:name="__RefHeading___Toc732_77933981"/></text:h>
      <text:p text:style-name="P13"/>
      <text:list xml:id="list4131191042" text:style-name="L1">
        <text:list-item>
          <text:p text:style-name="P20"><text:span text:style-name="T3">D</text:span><text:span text:style-name="T2">as System empfängt und prüft den Befehl ob </text:span><text:span text:style-name="T5">leerer Schlitten oder Palette mit ID „x“ freigegeben werden soll.</text:span></text:p>
          <text:list>
            <text:list-item>
              <text:p text:style-name="P20"><text:span text:style-name="T2">Falls </text:span><text:span text:style-name="T5">Palette mit ID „x“ freigegeben werden soll, prüft das System ob die Palette mit ID „x“ vorhanden ist.</text:span></text:p>
              <text:list>
                <text:list-item>
                  <text:p text:style-name="P14">Falls die Palette mit ID „x“ nicht gefunden wird, dann wird eine Meldung im Log von dem System ausgegeben das die Palette mit ID „x“ nicht gefunden wurde.</text:p>
                </text:list-item>
              </text:list>
            </text:list-item>
            <text:list-item>
              <text:p text:style-name="P14">Falls Schlitten freigegeben werden soll, prüft das System ob ein leerer Schlitten vorhanden ist</text:p>
              <text:list>
                <text:list-item>
                  <text:p text:style-name="P14">Falls kein leerer Schlitten gefunden wird, dann wird eine Meldung im Log von dem System ausgegeben das kein leerer Schlitten zur Freigabe gefunden wurde.</text:p>
                </text:list-item>
              </text:list>
            </text:list-item>
          </text:list>
        </text:list-item>
        <text:list-item>
          <text:p text:style-name="P14">Die Station in der das Schlitten oder die Palette gefunden wurde, entfernt dem Schlitten oder Palette aus der Liste</text:p>
        </text:list-item>
        <text:list-item>
          <text:p text:style-name="P21"><text:span text:style-name="T3">Somit ist d</text:span><text:span text:style-name="T5">ie Freigabe von Schlitten/Palette</text:span><text:span text:style-name="T4"> </text:span><text:span text:style-name="T3">erfolgreich abgeschlossen.</text:span></text:p>
        </text:list-item>
      </text:list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5.004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6.511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5.002cm" table:align="margins"/>
    </style:style>
    <style:style style:name="Tabelle1.A" style:family="table-column">
      <style:table-column-properties style:column-width="9.493cm" style:rel-column-width="41470*"/>
    </style:style>
    <style:style style:name="Tabelle1.B" style:family="table-column">
      <style:table-column-properties style:column-width="5.509cm" style:rel-column-width="24065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MP2" style:family="paragraph" style:parent-style-name="Standard">
      <style:text-properties officeooo:paragraph-rsid="000c1db0"/>
    </style:style>
    <style:style style:name="MP3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5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officeooo:rsid="003e661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3">Simulation FDZ</text:p>
            </table:table-cell>
            <table:table-cell table:style-name="Tabelle2.B1" office:value-type="string">
              <text:p text:style-name="MP4"><draw:frame draw:style-name="Mfr1" draw:name="Bild1" text:anchor-type="paragraph" svg:x="2.619cm" svg:y="-2.286cm" svg:width="3.817cm" svg:height="1.771cm" draw:z-index="0"><draw:image xlink:href="Pictures/100002010000032000000173C89D22F91996B129.png" xlink:type="simple" xlink:show="embed" xlink:actuate="onLoad" loext:mime-type="image/png"/></draw:frame>Praktikum Software Entwicklung</text:p>
            </table:table-cell>
          </table:table-row>
          <table:table-row>
            <table:table-cell table:style-name="Tabelle2.A2" office:value-type="string">
              <text:p text:style-name="MP5">User Story</text:p>
            </table:table-cell>
            <table:table-cell table:style-name="Tabelle2.B2" office:value-type="string">
              <text:p text:style-name="MP6"><text:span text:style-name="MT1">17</text:span>.0<text:span text:style-name="MT1">4</text:span>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7">Dzianis Brysiuk</text:p>
            </table:table-cell>
            <table:table-cell table:style-name="Tabelle1.A1" office:value-type="string">
              <text:p text:style-name="MP8"><text:page-number text:select-page="current">1</text:page-number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7-04T22:55:08.785962805</dc:date>
    <meta:editing-duration>PT1H40M19S</meta:editing-duration>
    <meta:editing-cycles>28</meta:editing-cycles>
    <meta:generator>LibreOffice/5.4.6.2$Linux_X86_64 LibreOffice_project/40m0$Build-2</meta:generator>
    <dc:creator>Noah Lehmann</dc:creator>
    <meta:document-statistic meta:table-count="2" meta:image-count="1" meta:object-count="0" meta:page-count="1" meta:paragraph-count="16" meta:word-count="174" meta:character-count="1096" meta:non-whitespace-character-count="943"/>
  </office:meta>
</office:document-meta>
</file>